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ltithreading</text:p>
      <text:p text:style-name="P2"/>
      <text:p text:style-name="P1">Symetrisches Multiprocessing</text:p>
      <text:p text:style-name="P2"><text:tab/>-Mehrere Prozessoren die gleich aussehen, damit man sie austauschen kann</text:p>
      <text:p text:style-name="P2"><text:tab/><text:tab/>-Auf einem System</text:p>
      <text:p text:style-name="P2"><text:tab/><text:tab/>-&gt; Mehr kern CPU ist sowas</text:p>
      <text:p text:style-name="P2"><text:tab/>-Multithreading geht nur mit native Threads</text:p>
      <text:p text:style-name="P2"><text:tab/>-Benutzen mit Multitasking, Multithreading, Multiprogramming(Programm in mehr <text:tab/><text:tab/>-Motherboard mit mehreren CPUs<text:tab/><text:tab/><text:tab/><text:tab/><text:tab/><text:tab/><text:tab/>Prozesse)</text:p>
      <text:p text:style-name="P2"><text:tab/>-Jeder Prozessor eigene Pipeline und eigenen Registersatz</text:p>
      <text:p text:style-name="P2"><text:tab/>-Typisch 2-8 Prozessoren, Mehr macht keinen Sinn</text:p>
      <text:p text:style-name="P2"><text:tab/><text:tab/>-Weil Speicher überlastet wird mit zuviel Cores</text:p>
      <text:p text:style-name="P2"/>
      <text:p text:style-name="P1">Many Core</text:p>
      <text:p text:style-name="P2"><text:tab/>-Neu von Intel</text:p>
      <text:p text:style-name="P2"><text:tab/>-keine native threads mehr sondern green threads</text:p>
      <text:p text:style-name="P2"><text:tab/>-Multicore soweit getrieben, dass man es mit normalem Programmieren nicht mehr benutzen <text:tab/><text:tab/><text:tab/><text:tab/><text:tab/><text:tab/><text:tab/><text:tab/><text:tab/><text:tab/><text:tab/><text:tab/>kann</text:p>
      <text:p text:style-name="P2"><text:tab/></text:p>
      <text:p text:style-name="P1">MehrkernCPU</text:p>
      <text:p text:style-name="P2"><text:tab/>-Skalierungserfolg Maximum is Anzahl der Kerne</text:p>
      <text:p text:style-name="P2"><text:tab/>-Gegen MehrProzessor umgesetzt, weil zu teuer</text:p>
      <text:p text:style-name="P2"><text:tab/>-Multicore alles auf einem Chip -&gt; Preise an Chips messbar an stückzahl und nich was er <text:tab/><text:tab/>kann</text:p>
      <text:p text:style-name="P2"><text:tab/></text:p>
      <text:p text:style-name="P1">Simultanious MultiThreading (Schnellstes, Schau nach)</text:p>
      <text:p text:style-name="P1"><text:tab/><text:span text:style-name="T1">-Hyperthreading (jetzt intel begriff)</text:span></text:p>
      <text:p text:style-name="P2"><text:tab/>-Mehrere virtuelle Kerne pro EU</text:p>
      <text:p text:style-name="P2"><text:tab/>-mit 4 Rechenwerken auf 2 Prozessoren kann man die Prozessoren manchmal mehr als einen <text:tab/>Befehl ausführen lassen. Die rechenwerke machen sonst pipelining</text:p>
      <text:p text:style-name="P2"><text:tab/>-Theoretischer erfolg 200% aber praktischer etwa 125%</text:p>
      <text:p text:style-name="P2"><text:tab/>-n Cores m Threads</text:p>
      <text:p text:style-name="P2"><text:tab/>-12 Cores 96 Threads neues ding, Weil dann weniger mit Multitasking gemacht wird -&gt; Alle <text:tab/>Threads können drin behalten werden.</text:p>
      <text:p text:style-name="P2"><text:tab/><text:tab/>-&gt;Multitasking in Hardware machen und nicht in Software</text:p>
      <text:p text:style-name="P2"/>
      <text:p text:style-name="P1"/>
      <text:p text:style-name="P1">Turbo CPUs<text:span text:style-name="T1">, Wenn nur ein Prozessor was zu tun hat, kann er übertaktet werden</text:span></text:p>
      <text:p text:style-name="P1"/>
      <text:p text:style-name="P1">Thread Fragmentierungen (Arten des Multithreading)</text:p>
      <text:p text:style-name="P2"><text:tab/>-Funktionale Thread Fragmentierung</text:p>
      <text:p text:style-name="P2"><text:tab/><text:tab/>-Autosave bei Texteditor</text:p>
      <text:p text:style-name="P2"><text:tab/><text:tab/>-Kann ichs Asynchron machen?</text:p>
      <text:p text:style-name="P2"><text:tab/><text:tab/>-Selber multithreaden</text:p>
      <text:p text:style-name="P2"><text:tab/>-verbindungsbasierte Thread Fragmentierung</text:p>
      <text:p text:style-name="P2"><text:tab/><text:tab/>-Bei Servern mit jeder connection ein Thread</text:p>
      <text:p text:style-name="P2"><text:tab/><text:tab/>-Service Only</text:p>
      <text:p text:style-name="P2"><text:tab/><text:tab/><text:tab/>-Der Thread der die connection akzeptiert, macht auch den service -&gt; beim <text:tab/><text:tab/><text:tab/>service muss ein neuer die connection akzeptieren</text:p>
      <text:p text:style-name="P2"><text:tab/><text:tab/>-Acceptor/Service</text:p>
      <text:p text:style-name="P2"><text:tab/><text:tab/><text:tab/>-Akzeptieren und service aufgeteilt</text:p>
      <text:p text:style-name="P2"><text:tab/><text:tab/>-Threading bei connections im allgemeinen</text:p>
      <text:p text:style-name="P2"><text:soft-page-break/><text:tab/>-compilerbasierte Threadfragmentierung</text:p>
      <text:p text:style-name="P2"><text:tab/><text:tab/>-voneinander unabhängige befehle gleichzeitig ausführen.</text:p>
      <text:p text:style-name="P2"><text:tab/><text:tab/>-lohnt sich nicht mehr, weil cpus zu schnell sind und threadwechsel so lang dauern</text:p>
      <text:p text:style-name="P2"><text:tab/><text:tab/>-außerdem hat code weniger befehle</text:p>
      <text:p text:style-name="P1">Thread interaktion</text:p>
      <text:p text:style-name="P2"><text:tab/>-gut verteilen, weils probleme gibt die alles langsamer machen</text:p>
      <text:p text:style-name="P2"><text:tab/>-Thread der Threads startet muss warten bis alles fertig gerechnet ist</text:p>
      <text:p text:style-name="P2"><text:tab/><text:tab/>-Vorher Nachher Relation</text:p>
      <text:p text:style-name="P2"><text:tab/><text:tab/><text:tab/>-&gt; NIEMALS BRECHEN (immer auf threads warten)</text:p>
      <text:p text:style-name="P2"><text:tab/><text:tab/>-Counter sind Semaphoren</text:p>
      <text:p text:style-name="P2"><text:tab/><text:tab/><text:tab/>-Semaphoren warten bis alle threads semaphore.release() gerufen haben</text:p>
      <text:p text:style-name="P2"><text:tab/><text:tab/>-oder thread.join()</text:p>
      <text:p text:style-name="P2"><text:tab/><text:tab/><text:tab/>-blockiert bis "thread" fertig is</text:p>
      <text:p text:style-name="P2"><text:tab/><text:tab/>-oder future.get()</text:p>
      <text:p text:style-name="P2"><text:tab/><text:tab/><text:tab/>-Versprechen auf zukunft.</text:p>
      <text:p text:style-name="P2"><text:tab/><text:tab/><text:tab/>-Gibt ein Ergebnis zurück, das jeden schlafen legt der es lesen will, wenns <text:tab/><text:tab/><text:tab/>noch nich fertig is.</text:p>
      <text:p text:style-name="P2"><text:tab/><text:tab/><text:tab/>-kann auch exception zurückbekommen</text:p>
      <text:p text:style-name="P2"><text:tab/><text:tab/>-oder Threadpools</text:p>
      <text:p text:style-name="P2"><text:tab/><text:tab/><text:tab/>-Übernimmt arbeit fürs threads starten und warten</text:p>
      <text:p text:style-name="P2"><text:tab/><text:tab/><text:tab/>-ziemlich teuer</text:p>
      <text:p text:style-name="P2"><text:tab/><text:tab/>-Polling</text:p>
      <text:p text:style-name="P2"><text:tab/><text:tab/><text:tab/>-zyklisch nachfragen ob der andere fertig ist</text:p>
      <text:p text:style-name="P2"><text:tab/><text:tab/><text:tab/>-if(thread.isalive())</text:p>
      <text:p text:style-name="P2"><text:tab/><text:tab/><text:tab/>-muss mit schlafzeit sein, weil sonst verbrauchts zu viel</text:p>
      <text:p text:style-name="P2"><text:tab/><text:tab/><text:tab/>-geht immer</text:p>
      <text:p text:style-name="P2"><text:tab/><text:tab/>-Monitor</text:p>
      <text:p text:style-name="P2"><text:tab/><text:tab/><text:tab/>-kompliziert und scheisse, machen wir nicht</text:p>
      <text:p text:style-name="P1">Bei frühzeitigem interrupten</text:p>
      <text:p text:style-name="P2"><text:tab/>-Kindthreads wegwerfen</text:p>
      <text:p text:style-name="P2"><text:tab/>-Parentthread wegwerfen</text:p>
      <text:p text:style-name="P2"><text:tab/>-Prozess beenden</text:p>
      <text:p text:style-name="P1">KritischerAbschnitt</text:p>
      <text:p text:style-name="P2"><text:tab/>-Code der nur von einem Thread gleichzeitig durchlaufen darf, sonst Fehler</text:p>
      <text:p text:style-name="P2"><text:tab/>-Lösungen</text:p>
      <text:p text:style-name="P2"><text:tab/><text:tab/>-Semaphoren, Acquire zum warten und um ticket zu bekommen</text:p>
      <text:p text:style-name="P2"><text:tab/><text:tab/>-release zum ticket zurückgeben.</text:p>
      <text:p text:style-name="P2"><text:tab/><text:tab/>-ticketstand kann nich negativ werden -&gt; acquire blockiert bei zuwenig tickets</text:p>
      <text:p text:style-name="P2"><text:tab/>-Mutex (Arten von mutexs)</text:p>
      <text:p text:style-name="P2"><text:tab/><text:tab/>-Locks</text:p>
      <text:p text:style-name="P2"><text:tab/><text:tab/><text:tab/>-vorm abschnitt lock.lock() machen</text:p>
      <text:p text:style-name="P2"><text:tab/><text:tab/><text:tab/>-dannach lock.unlock() -&gt; in finally block</text:p>
      <text:p text:style-name="P2"><text:tab/><text:tab/>-Synchronized(object) blöcke</text:p>
      <text:p text:style-name="P2"><text:tab/><text:tab/><text:tab/>-Schließen alle blöcke ab mit den objekten in der klammer hinter <text:tab/><text:tab/><text:tab/><text:tab/><text:tab/><text:tab/>synchronized</text:p>
      <text:p text:style-name="P2"><text:tab/><text:tab/>-Alle Monitore sind Mutexe; Monitor ist wie ein Lock++</text:p>
      <text:p text:style-name="P2"><text:tab/><text:tab/>-Alle Objects in Java sind Monitore</text:p>
      <text:p text:style-name="P2"><text:tab/>-Mengen sind kritisch wenn alle 3 Kriterien erfüllt sind (Potenzial für kritische abschnitte)</text:p>
      <text:p text:style-name="P2"><text:tab/><text:tab/>-Sie ist mehreren Threads bekannt (Wenn thread sie potenziell bearbiten kann)</text:p>
      <text:p text:style-name="P2"><text:tab/><text:tab/>-Größe ist variabel -&gt; Arrays sind nie kritisch</text:p>
      <text:p text:style-name="P2"><text:tab/><text:tab/>-Sie wird durch Thread modifiziert -&gt; nicht nur lesefunktionen</text:p>
      <text:p text:style-name="P2"><text:tab/><text:tab/>--&gt;&gt; deswegen gibts synchronized wrapper für collections, wo jede methode <text:tab/><text:soft-page-break/><text:tab/><text:tab/>synchronized ist (dekorierer Entwurfsmuster)</text:p>
      <text:p text:style-name="P2"/>
      <text:p text:style-name="P2">-Instanzvariablen sind immer entweder final oder volatile -&gt; bei final kann nur einmal gesetzt werden, wenn nur einer das kennt -&gt; damit keine kritischen Abschnitte</text:p>
      <text:p text:style-name="P2"/>
      <text:p text:style-name="P1">Streams</text:p>
      <text:p text:style-name="P2"><text:tab/>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2M9S</meta:editing-duration>
    <meta:editing-cycles>59</meta:editing-cycles>
    <meta:generator>OpenOffice.org/3.4.1$Win32 OpenOffice.org_project/341m1$Build-9593</meta:generator>
    <dc:date>2015-05-22T15:56:21.60</dc:date>
    <meta:document-statistic meta:table-count="0" meta:image-count="0" meta:object-count="0" meta:page-count="3" meta:paragraph-count="94" meta:word-count="576" meta:character-count="4337"/>
    <meta:user-defined meta:name="Info 1"/>
    <meta:user-defined meta:name="Info 2"/>
    <meta:user-defined meta:name="Info 3"/>
    <meta:user-defined meta:name="Info 4"/>
  </office:meta>
</office:document-meta>
</file>